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erImpl.safeWarn( String message , Object obj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erImpl.warn( Object message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erImpl.safeError( String message ,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erImpl.info( Object message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erImpl.isEnabledFor( int prio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Impl.safeWarn( String message ,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erImpl.warn( Objec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er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Impl.debug( Objec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erImpl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ggerImpl.isDebu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Impl.safeInfo( String message , Object obj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erImpl.error( Object message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erImpl.safeDebug( String message ,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erImpl.toString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ggerImpl.info( Objec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erImpl.safeInfo( String message ,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erImpl.fatal( Object message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erImpl.LoggerImpl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Impl.getLevel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ggerImpl.safeDebug( String message , Object obj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erImpl.Logg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Impl.fatal( Objec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erImpl.LoggerImpl( String name , Logging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Impl.error( Objec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erImpl.safeFatal( String message , Object obj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erImp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Impl.safeFatal( String message ,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erImpl.safeError( String message , Object obj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erImpl.debug( Object message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